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ef6" officeooo:paragraph-rsid="001ddef6"/>
    </style:style>
    <style:style style:name="P2" style:family="paragraph" style:parent-style-name="Standard">
      <style:text-properties officeooo:rsid="001f2786" officeooo:paragraph-rsid="001f2786"/>
    </style:style>
    <style:style style:name="P3" style:family="paragraph" style:parent-style-name="Standard">
      <style:text-properties fo:font-weight="normal" officeooo:rsid="0022bf07" officeooo:paragraph-rsid="0022bf07" style:font-weight-asian="normal" style:font-weight-complex="normal"/>
    </style:style>
    <style:style style:name="P4" style:family="paragraph" style:parent-style-name="Standard" style:list-style-name="L1">
      <style:text-properties officeooo:rsid="001e9f6a" officeooo:paragraph-rsid="001e9f6a"/>
    </style:style>
    <style:style style:name="P5" style:family="paragraph" style:parent-style-name="Standard" style:list-style-name="L1">
      <style:text-properties officeooo:rsid="001f26ea" officeooo:paragraph-rsid="001f26ea"/>
    </style:style>
    <style:style style:name="P6" style:family="paragraph" style:parent-style-name="Standard" style:list-style-name="L1">
      <style:text-properties officeooo:rsid="001f2786" officeooo:paragraph-rsid="001f2786"/>
    </style:style>
    <style:style style:name="P7" style:family="paragraph" style:parent-style-name="Standard" style:list-style-name="L1">
      <style:text-properties fo:font-weight="bold" officeooo:rsid="001f2786" officeooo:paragraph-rsid="001f2786" style:font-weight-asian="bold" style:font-weight-complex="bold"/>
    </style:style>
    <style:style style:name="P8" style:family="paragraph" style:parent-style-name="Standard" style:list-style-name="L1">
      <style:text-properties fo:font-weight="normal" officeooo:rsid="002027e7" officeooo:paragraph-rsid="002027e7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18977" officeooo:paragraph-rsid="00218977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2bf07" officeooo:paragraph-rsid="0022bf07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630d7" officeooo:paragraph-rsid="002630d7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aa284" officeooo:paragraph-rsid="002aa284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c9540" officeooo:paragraph-rsid="002c9540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e527d" officeooo:paragraph-rsid="002e527d" style:font-weight-asian="normal" style:font-weight-complex="normal"/>
    </style:style>
    <style:style style:name="T1" style:family="text">
      <style:text-properties officeooo:rsid="001e9f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chard meeting <text:span text:style-name="T1">post YES conference </text:span>8-19-20 notes</text:p>
      <text:p text:style-name="P1"/>
      <text:list xml:id="list3224342355" text:style-name="L1">
        <text:list-item>
          <text:p text:style-name="P4">Need to have a sharp answer to the question about purchases by parent firms </text:p>
          <text:list>
            <text:list-item>
              <text:p text:style-name="P4">even better preempting it in presentation to clarify</text:p>
            </text:list-item>
            <text:list-item>
              <text:p text:style-name="P4">needs to be simple</text:p>
            </text:list-item>
          </text:list>
        </text:list-item>
        <text:list-item>
          <text:p text:style-name="P5">could consider setting up basic model w/ no spinouts or ncas first, then add them</text:p>
        </text:list-item>
        <text:list-item>
          <text:p text:style-name="P5">don’t need DRS with entrants – they would price out incumbents entirely. It just makes the transition less smooth</text:p>
        </text:list-item>
        <text:list-item>
          <text:p text:style-name="P5">own product innovation vs. non-creative destruction innovation</text:p>
        </text:list-item>
        <text:list-item>
          <text:p text:style-name="P5">connect to antitrust stuff FAANG – figure out what this connection is</text:p>
        </text:list-item>
        <text:list-item>
          <text:p text:style-name="P5">presenting empirical work</text:p>
          <text:list>
            <text:list-item>
              <text:p text:style-name="P5">would be nice to spend more time on regressions</text:p>
            </text:list-item>
            <text:list-item>
              <text:p text:style-name="P5">walk through the logic- why is OLS not enough? Why fixed effects, why controls?</text:p>
            </text:list-item>
            <text:list-item>
              <text:p text:style-name="P5">def make sure you get credit for doing the work of making the dataset</text:p>
            </text:list-item>
            <text:list-item>
              <text:p text:style-name="P6">just need to show that you’ve thought about and considered this</text:p>
            </text:list-item>
          </text:list>
        </text:list-item>
        <text:list-item>
          <text:p text:style-name="P7">don’t ever want to appear that you’re glossing over something you don’t personally find convincing</text:p>
        </text:list-item>
        <text:list-item>
          <text:p text:style-name="P8">hard numbers of welfare improvement is key for marketing</text:p>
        </text:list-item>
        <text:list-item>
          <text:p text:style-name="P9">need to frame as aware of all improvements to model but that this is first step</text:p>
          <text:list>
            <text:list-item>
              <text:p text:style-name="P10">next steps / future work slide</text:p>
            </text:list-item>
          </text:list>
        </text:list-item>
        <text:list-item>
          <text:p text:style-name="P11">make explicit that I’m only looking at allocation – would have potentially stronger effects if you consider that there is total R&amp;D</text:p>
          <text:list>
            <text:list-item>
              <text:p text:style-name="P11">kept it fixed to keep it simple and transparent</text:p>
            </text:list-item>
            <text:list-item>
              <text:p text:style-name="P11">and bc want to highlight misallocation</text:p>
            </text:list-item>
            <text:list-item>
              <text:p text:style-name="P12">but that it could be bigger </text:p>
            </text:list-item>
          </text:list>
        </text:list-item>
        <text:list-item>
          <text:p text:style-name="P13">think about Ufuk’s argument that big companies buy patents and sit on them</text:p>
          <text:list>
            <text:list-item>
              <text:p text:style-name="P13">acknowledge this line of work</text:p>
            </text:list-item>
            <text:list-item>
              <text:p text:style-name="P13">complementary</text:p>
            </text:list-item>
            <text:list-item>
              <text:p text:style-name="P13">there is something in my model that is not in his</text:p>
            </text:list-item>
          </text:list>
        </text:list-item>
        <text:list-item>
          <text:p text:style-name="P14">present results in paper like you did in presentation</text:p>
        </text:list-item>
        <text:list-item>
          <text:p text:style-name="P14"/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4:00:24.104006127</meta:creation-date>
    <dc:date>2020-08-19T14:41:25.962917886</dc:date>
    <meta:editing-duration>PT20M37S</meta:editing-duration>
    <meta:editing-cycles>12</meta:editing-cycles>
    <meta:generator>LibreOffice/6.4.5.2$Linux_X86_64 LibreOffice_project/40$Build-2</meta:generator>
    <meta:document-statistic meta:table-count="0" meta:image-count="0" meta:object-count="0" meta:page-count="1" meta:paragraph-count="27" meta:word-count="288" meta:character-count="1554" meta:non-whitespace-character-count="1313"/>
  </office:meta>
</office:document-meta>
</file>